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3625f"/>
    </style:style>
    <style:style style:name="T4" style:family="text">
      <style:text-properties officeooo:rsid="00cbca62"/>
    </style:style>
    <style:style style:name="T5" style:family="text">
      <style:text-properties officeooo:rsid="00f43fdb"/>
    </style:style>
    <style:style style:name="T6" style:family="text">
      <style:text-properties officeooo:rsid="0103b21e"/>
    </style:style>
    <style:style style:name="T7" style:family="text">
      <style:text-properties officeooo:rsid="01059c66"/>
    </style:style>
    <style:style style:name="T8" style:family="text">
      <style:text-properties officeooo:rsid="0114861f"/>
    </style:style>
    <style:style style:name="T9" style:family="text">
      <style:text-properties officeooo:rsid="0115c597"/>
    </style:style>
    <style:style style:name="T10" style:family="text">
      <style:text-properties officeooo:rsid="00065d6c"/>
    </style:style>
    <style:style style:name="T11" style:family="text">
      <style:text-properties officeooo:rsid="015427ae"/>
    </style:style>
    <style:style style:name="T12" style:family="text">
      <style:text-properties officeooo:rsid="0164e3b7"/>
    </style:style>
    <style:style style:name="T13" style:family="text">
      <style:text-properties officeooo:rsid="0179b94e"/>
    </style:style>
    <style:style style:name="T14" style:family="text">
      <style:text-properties officeooo:rsid="02a4e322"/>
    </style:style>
    <style:style style:name="T15" style:family="text">
      <style:text-properties officeooo:rsid="03152454"/>
    </style:style>
    <style:style style:name="T16" style:family="text">
      <style:text-properties officeooo:rsid="03328812"/>
    </style:style>
    <style:style style:name="T17" style:family="text">
      <style:text-properties officeooo:rsid="0337a579"/>
    </style:style>
    <style:style style:name="T18" style:family="text">
      <style:text-properties officeooo:rsid="0358fc3a"/>
    </style:style>
    <style:style style:name="T19" style:family="text">
      <style:text-properties officeooo:rsid="035bf411"/>
    </style:style>
    <style:style style:name="T20" style:family="text">
      <style:text-properties officeooo:rsid="0367e11b"/>
    </style:style>
    <style:style style:name="T21" style:family="text">
      <style:text-properties officeooo:rsid="036d2120"/>
    </style:style>
    <style:style style:name="T22" style:family="text">
      <style:text-properties officeooo:rsid="037bea4f"/>
    </style:style>
    <style:style style:name="T23" style:family="text">
      <style:text-properties officeooo:rsid="0381d376"/>
    </style:style>
    <style:style style:name="T24" style:family="text">
      <style:text-properties officeooo:rsid="03854a6f"/>
    </style:style>
    <style:style style:name="T25" style:family="text">
      <style:text-properties officeooo:rsid="0387c6ea"/>
    </style:style>
    <style:style style:name="T26" style:family="text">
      <style:text-properties officeooo:rsid="03880b35"/>
    </style:style>
    <style:style style:name="T27" style:family="text">
      <style:text-properties officeooo:rsid="038f56be"/>
    </style:style>
    <style:style style:name="T28" style:family="text">
      <style:text-properties officeooo:rsid="039148e9"/>
    </style:style>
    <style:style style:name="T29" style:family="text">
      <style:text-properties officeooo:rsid="039315c9"/>
    </style:style>
    <style:style style:name="T30" style:family="text">
      <style:text-properties officeooo:rsid="03991bc7"/>
    </style:style>
    <style:style style:name="T31" style:family="text">
      <style:text-properties officeooo:rsid="03ade3db"/>
    </style:style>
    <style:style style:name="T32" style:family="text">
      <style:text-properties officeooo:rsid="03b1fdb5"/>
    </style:style>
    <style:style style:name="T33" style:family="text">
      <style:text-properties officeooo:rsid="03cb71d6"/>
    </style:style>
    <style:style style:name="T34" style:family="text">
      <style:text-properties officeooo:rsid="03cbca06"/>
    </style:style>
    <style:style style:name="T35" style:family="text">
      <style:text-properties officeooo:rsid="03cd1660"/>
    </style:style>
    <style:style style:name="T36" style:family="text">
      <style:text-properties officeooo:rsid="03d836cd"/>
    </style:style>
    <style:style style:name="T37" style:family="text">
      <style:text-properties officeooo:rsid="03de6916"/>
    </style:style>
    <style:style style:name="T38" style:family="text">
      <style:text-properties officeooo:rsid="03e37b42"/>
    </style:style>
    <style:style style:name="T39" style:family="text">
      <style:text-properties officeooo:rsid="03e474da"/>
    </style:style>
    <style:style style:name="T40" style:family="text">
      <style:text-properties officeooo:rsid="03e89be1"/>
    </style:style>
    <style:style style:name="T41" style:family="text">
      <style:text-properties officeooo:rsid="03e8b1ba"/>
    </style:style>
    <style:style style:name="T42" style:family="text">
      <style:text-properties officeooo:rsid="03eaba53"/>
    </style:style>
    <style:style style:name="T43" style:family="text">
      <style:text-properties officeooo:rsid="03ef361a"/>
    </style:style>
    <style:style style:name="T44" style:family="text">
      <style:text-properties officeooo:rsid="03f05dad"/>
    </style:style>
    <style:style style:name="T45" style:family="text">
      <style:text-properties officeooo:rsid="03f132d9"/>
    </style:style>
    <style:style style:name="T46" style:family="text">
      <style:text-properties officeooo:rsid="03f24393"/>
    </style:style>
    <style:style style:name="T47" style:family="text">
      <style:text-properties officeooo:rsid="03f31327"/>
    </style:style>
    <style:style style:name="T48" style:family="text">
      <style:text-properties officeooo:rsid="03f5ed51"/>
    </style:style>
    <style:style style:name="T49" style:family="text">
      <style:text-properties officeooo:rsid="03fa2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">8.</text:span><text:span text:style-name="T15">5.</text:span><text:span text:style-name="T45">8</text:span></text:p>
      <text:p text:style-name="P3">LibreOffice: <text:span text:style-name="T12">7.</text:span><text:span text:style-name="T30">3.</text:span><text:span text:style-name="T45">5</text:span></text:p>
      <text:p text:style-name="P4"><text:span text:style-name="T10">Thunderbird: </text:span><text:span text:style-name="T42">102.</text:span><text:span text:style-name="T45">1.</text:span><text:span text:style-name="T49">2</text:span></text:p>
      <text:p text:style-name="P3">VLC: 3.0.<text:span text:style-name="T8">1</text:span><text:span text:style-name="T33">7.3</text:span></text:p>
      <text:p text:style-name="P3">DVDStyler: 3.<text:span text:style-name="T17">2.</text:span><text:span text:style-name="T22">1</text:span></text:p>
      <text:p text:style-name="P3">GIMP: 2.10.<text:span text:style-name="T28">3</text:span><text:span text:style-name="T40">2</text:span></text:p>
      <text:p text:style-name="P3">OpenShot: <text:span text:style-name="T1">2.</text:span><text:span text:style-name="T19">6.</text:span><text:span text:style-name="T20">1</text:span></text:p>
      <text:p text:style-name="P5"><text:span text:style-name="T10">Audacity: </text:span><text:span text:style-name="T14">3.</text:span><text:span text:style-name="T22">1.</text:span><text:span text:style-name="T29">3</text:span></text:p>
      <text:p text:style-name="P3">Paint.net: 4.<text:span text:style-name="T21">3.</text:span><text:span text:style-name="T32">1</text:span><text:span text:style-name="T38">1</text:span></text:p>
      <text:p text:style-name="P3">MakeMKV: 1.1<text:span text:style-name="T42">7.</text:span><text:span text:style-name="T43">1</text:span></text:p>
      <text:p text:style-name="P6">SMPlayer: <text:span text:style-name="T6">2</text:span><text:span text:style-name="T31">2.</text:span><text:span text:style-name="T43">7.0</text:span></text:p>
      <text:p text:style-name="P7">Kdenlive: <text:span text:style-name="T9">2</text:span><text:span text:style-name="T36">2.04.</text:span><text:span text:style-name="T43">3</text:span></text:p>
      <text:p text:style-name="P8">Rocky Linux: <text:span text:style-name="T43">9.0</text:span></text:p>
      <text:p text:style-name="P9">Ubuntu Server: 2<text:span text:style-name="T34">2.04.</text:span><text:span text:style-name="T49">1</text:span></text:p>
      <text:p text:style-name="P4"><text:span text:style-name="T10">Fedora: 3</text:span><text:span text:style-name="T37">6</text:span></text:p>
      <text:p text:style-name="P3">Linux Mint: <text:span text:style-name="T11">2</text:span><text:span text:style-name="T48">1</text:span></text:p>
      <text:p text:style-name="P10">Kubuntu: <text:span text:style-name="T7">2</text:span><text:span text:style-name="T34">2.04.</text:span><text:span text:style-name="T49">1</text:span></text:p>
      <text:p text:style-name="P11">Fedora lxqt: 36</text:p>
      <text:p text:style-name="P12">Arch: <text:span text:style-name="T48">8-5-22</text:span></text:p>
      <text:p text:style-name="P13">Debian (Stable): 1<text:span text:style-name="T18">1.</text:span><text:span text:style-name="T44">4.0</text:span></text:p>
      <text:p text:style-name="P14">OpenSuse (Leap): 15.<text:span text:style-name="T41">4</text:span></text:p>
      <text:p text:style-name="P15">Visual Studio: 20<text:span text:style-name="T23">22<text:tab/></text:span></text:p>
      <text:p text:style-name="P16">FileZilla Client: 3.<text:span text:style-name="T39">60.</text:span><text:span text:style-name="T46">2</text:span></text:p>
      <text:p text:style-name="P17">Notepad ++: <text:span text:style-name="T16">8.</text:span><text:span text:style-name="T35">4.</text:span><text:span text:style-name="T44">4</text:span></text:p>
      <text:p text:style-name="P17">Brackets: <text:span text:style-name="T25">Pre-Release </text:span><text:span text:style-name="T26">2.</text:span><text:span text:style-name="T44">1.2</text:span></text:p>
      <text:p text:style-name="P17">Rufus: 3.<text:span text:style-name="T48">20</text:span></text:p>
      <text:p text:style-name="P18">VirtualBox: 6.<text:span text:style-name="T2">1.</text:span><text:span text:style-name="T24">3</text:span><text:span text:style-name="T46">6</text:span></text:p>
      <text:p text:style-name="P17">Sharex: <text:span text:style-name="T44">14.</text:span><text:span text:style-name="T46">1.0</text:span></text:p>
      <text:p text:style-name="P17"><text:soft-page-break/>XDM:<text:span text:style-name="T5"> 7.2.1</text:span><text:span text:style-name="T13">1</text:span></text:p>
      <text:p text:style-name="P17">Vivaldi: <text:span text:style-name="T27">5.</text:span><text:span text:style-name="T49">4</text:span></text:p>
      <text:p text:style-name="P17">7-zip: <text:span text:style-name="T4">2</text:span><text:span text:style-name="T47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8-14T20:56:17.198867381</dc:date>
    <meta:editing-duration>P2DT5H13M54S</meta:editing-duration>
    <meta:editing-cycles>468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76" meta:character-count="539" meta:non-whitespace-character-count="493"/>
  </office:meta>
</office:document-meta>
</file>